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3" style:family="table">
      <style:table-properties style:width="13.936cm" fo:margin-left="0.751cm" table:align="left" style:writing-mode="lr-tb"/>
    </style:style>
    <style:style style:name="Tabela3.A" style:family="table-column">
      <style:table-column-properties style:column-width="2.75cm"/>
    </style:style>
    <style:style style:name="Tabela3.B" style:family="table-column">
      <style:table-column-properties style:column-width="0.75cm"/>
    </style:style>
    <style:style style:name="Tabela3.C" style:family="table-column">
      <style:table-column-properties style:column-width="3cm"/>
    </style:style>
    <style:style style:name="Tabela3.E" style:family="table-column">
      <style:table-column-properties style:column-width="3.501cm"/>
    </style:style>
    <style:style style:name="Tabela3.G" style:family="table-column">
      <style:table-column-properties style:column-width="2.436cm"/>
    </style:style>
    <style:style style:name="Tabela3.1" style:family="table-row">
      <style:table-row-properties style:keep-together="true" fo:keep-together="auto"/>
    </style:style>
    <style:style style:name="Tabela3.A1" style:family="table-cell">
      <style:table-cell-properties style:vertical-align="middle" fo:padding-left="0.191cm" fo:padding-right="0.191cm" fo:padding-top="0cm" fo:padding-bottom="0cm" fo:border="none" style:writing-mode="lr-tb"/>
    </style:style>
    <style:style style:name="Tabela4" style:family="table">
      <style:table-properties style:width="13.936cm" fo:margin-left="0.751cm" table:align="left" style:writing-mode="lr-tb"/>
    </style:style>
    <style:style style:name="Tabela4.A" style:family="table-column">
      <style:table-column-properties style:column-width="2.75cm"/>
    </style:style>
    <style:style style:name="Tabela4.B" style:family="table-column">
      <style:table-column-properties style:column-width="0.75cm"/>
    </style:style>
    <style:style style:name="Tabela4.C" style:family="table-column">
      <style:table-column-properties style:column-width="3cm"/>
    </style:style>
    <style:style style:name="Tabela4.E" style:family="table-column">
      <style:table-column-properties style:column-width="3.501cm"/>
    </style:style>
    <style:style style:name="Tabela4.G" style:family="table-column">
      <style:table-column-properties style:column-width="2.436cm"/>
    </style:style>
    <style:style style:name="Tabela4.1" style:family="table-row">
      <style:table-row-properties style:keep-together="true"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3.936cm" fo:margin-left="0.751cm" table:align="left" style:writing-mode="lr-tb"/>
    </style:style>
    <style:style style:name="Tabela5.A" style:family="table-column">
      <style:table-column-properties style:column-width="2.75cm"/>
    </style:style>
    <style:style style:name="Tabela5.B" style:family="table-column">
      <style:table-column-properties style:column-width="0.75cm"/>
    </style:style>
    <style:style style:name="Tabela5.C" style:family="table-column">
      <style:table-column-properties style:column-width="3cm"/>
    </style:style>
    <style:style style:name="Tabela5.E" style:family="table-column">
      <style:table-column-properties style:column-width="3.501cm"/>
    </style:style>
    <style:style style:name="Tabela5.G" style:family="table-column">
      <style:table-column-properties style:column-width="2.436cm"/>
    </style:style>
    <style:style style:name="Tabela5.1" style:family="table-row">
      <style:table-row-properties style:keep-together="true" fo:keep-together="auto"/>
    </style:style>
    <style:style style:name="Tabela5.A1" style:family="table-cell">
      <style:table-cell-properties style:vertical-align="middle" fo:padding-left="0.191cm" fo:padding-right="0.191cm" fo:padding-top="0cm" fo:padding-bottom="0cm" fo:border="none" style:writing-mode="lr-tb"/>
    </style:style>
    <style:style style:name="Tabela6" style:family="table">
      <style:table-properties style:width="13.936cm" fo:margin-left="0.751cm" table:align="left" style:writing-mode="lr-tb"/>
    </style:style>
    <style:style style:name="Tabela6.A" style:family="table-column">
      <style:table-column-properties style:column-width="2.75cm"/>
    </style:style>
    <style:style style:name="Tabela6.B" style:family="table-column">
      <style:table-column-properties style:column-width="0.75cm"/>
    </style:style>
    <style:style style:name="Tabela6.C" style:family="table-column">
      <style:table-column-properties style:column-width="3cm"/>
    </style:style>
    <style:style style:name="Tabela6.E" style:family="table-column">
      <style:table-column-properties style:column-width="3.501cm"/>
    </style:style>
    <style:style style:name="Tabela6.G" style:family="table-column">
      <style:table-column-properties style:column-width="2.436cm"/>
    </style:style>
    <style:style style:name="Tabela6.1" style:family="table-row">
      <style:table-row-properties style:keep-together="true" fo:keep-together="auto"/>
    </style:style>
    <style:style style:name="Tabela6.A1" style:family="table-cell">
      <style:table-cell-properties style:vertical-align="middle" fo:padding-left="0.191cm" fo:padding-right="0.191cm" fo:padding-top="0cm" fo:padding-bottom="0cm" fo:border="none" style:writing-mode="lr-tb"/>
    </style:style>
    <style:style style:name="Tabela7" style:family="table">
      <style:table-properties style:width="13.936cm" fo:margin-left="0.751cm" table:align="left" style:writing-mode="lr-tb"/>
    </style:style>
    <style:style style:name="Tabela7.A" style:family="table-column">
      <style:table-column-properties style:column-width="2.75cm"/>
    </style:style>
    <style:style style:name="Tabela7.B" style:family="table-column">
      <style:table-column-properties style:column-width="0.75cm"/>
    </style:style>
    <style:style style:name="Tabela7.C" style:family="table-column">
      <style:table-column-properties style:column-width="3cm"/>
    </style:style>
    <style:style style:name="Tabela7.E" style:family="table-column">
      <style:table-column-properties style:column-width="3.501cm"/>
    </style:style>
    <style:style style:name="Tabela7.G" style:family="table-column">
      <style:table-column-properties style:column-width="2.436cm"/>
    </style:style>
    <style:style style:name="Tabela7.1" style:family="table-row">
      <style:table-row-properties style:keep-together="true" fo:keep-together="auto"/>
    </style:style>
    <style:style style:name="Tabela7.A1" style:family="table-cell">
      <style:table-cell-properties style:vertical-align="middle" fo:padding-left="0.191cm" fo:padding-right="0.191cm" fo:padding-top="0cm" fo:padding-bottom="0cm" fo:border="none" style:writing-mode="lr-tb"/>
    </style:style>
    <style:style style:name="Tabela8" style:family="table">
      <style:table-properties style:width="13.936cm" fo:margin-left="0.751cm" table:align="left" style:writing-mode="lr-tb"/>
    </style:style>
    <style:style style:name="Tabela8.A" style:family="table-column">
      <style:table-column-properties style:column-width="2.75cm"/>
    </style:style>
    <style:style style:name="Tabela8.B" style:family="table-column">
      <style:table-column-properties style:column-width="0.75cm"/>
    </style:style>
    <style:style style:name="Tabela8.C" style:family="table-column">
      <style:table-column-properties style:column-width="3cm"/>
    </style:style>
    <style:style style:name="Tabela8.E" style:family="table-column">
      <style:table-column-properties style:column-width="3.501cm"/>
    </style:style>
    <style:style style:name="Tabela8.G" style:family="table-column">
      <style:table-column-properties style:column-width="2.436cm"/>
    </style:style>
    <style:style style:name="Tabela8.1" style:family="table-row">
      <style:table-row-properties style:keep-together="true"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3.936cm" fo:margin-left="0.751cm" table:align="left" style:writing-mode="lr-tb"/>
    </style:style>
    <style:style style:name="Tabela9.A" style:family="table-column">
      <style:table-column-properties style:column-width="2.75cm"/>
    </style:style>
    <style:style style:name="Tabela9.B" style:family="table-column">
      <style:table-column-properties style:column-width="0.75cm"/>
    </style:style>
    <style:style style:name="Tabela9.C" style:family="table-column">
      <style:table-column-properties style:column-width="3cm"/>
    </style:style>
    <style:style style:name="Tabela9.E" style:family="table-column">
      <style:table-column-properties style:column-width="3.501cm"/>
    </style:style>
    <style:style style:name="Tabela9.G" style:family="table-column">
      <style:table-column-properties style:column-width="2.436cm"/>
    </style:style>
    <style:style style:name="Tabela9.1" style:family="table-row">
      <style:table-row-properties style:keep-together="true" fo:keep-together="auto"/>
    </style:style>
    <style:style style:name="Tabela9.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Tabela10" style:family="table">
      <style:table-properties style:width="13.936cm" fo:margin-left="0.751cm" table:align="left" style:writing-mode="lr-tb"/>
    </style:style>
    <style:style style:name="Tabela10.A" style:family="table-column">
      <style:table-column-properties style:column-width="2.75cm"/>
    </style:style>
    <style:style style:name="Tabela10.B" style:family="table-column">
      <style:table-column-properties style:column-width="0.75cm"/>
    </style:style>
    <style:style style:name="Tabela10.C" style:family="table-column">
      <style:table-column-properties style:column-width="3cm"/>
    </style:style>
    <style:style style:name="Tabela10.E" style:family="table-column">
      <style:table-column-properties style:column-width="3.501cm"/>
    </style:style>
    <style:style style:name="Tabela10.G" style:family="table-column">
      <style:table-column-properties style:column-width="2.436cm"/>
    </style:style>
    <style:style style:name="Tabela10.1" style:family="table-row">
      <style:table-row-properties style:keep-together="true" fo:keep-together="auto"/>
    </style:style>
    <style:style style:name="Tabela10.A1" style:family="table-cell">
      <style:table-cell-properties style:vertical-align="middle" fo:padding-left="0.191cm" fo:padding-right="0.191cm" fo:padding-top="0cm" fo:padding-bottom="0cm" fo:border="none" style:writing-mode="lr-tb"/>
    </style:style>
    <style:style style:name="Tabela11" style:family="table">
      <style:table-properties style:width="13.936cm" fo:margin-left="0.751cm" table:align="left" style:writing-mode="lr-tb"/>
    </style:style>
    <style:style style:name="Tabela11.A" style:family="table-column">
      <style:table-column-properties style:column-width="2.75cm"/>
    </style:style>
    <style:style style:name="Tabela11.B" style:family="table-column">
      <style:table-column-properties style:column-width="0.75cm"/>
    </style:style>
    <style:style style:name="Tabela11.C" style:family="table-column">
      <style:table-column-properties style:column-width="3cm"/>
    </style:style>
    <style:style style:name="Tabela11.E" style:family="table-column">
      <style:table-column-properties style:column-width="3.501cm"/>
    </style:style>
    <style:style style:name="Tabela11.G" style:family="table-column">
      <style:table-column-properties style:column-width="2.436cm"/>
    </style:style>
    <style:style style:name="Tabela11.1" style:family="table-row">
      <style:table-row-properties style:keep-together="true" fo:keep-together="auto"/>
    </style:style>
    <style:style style:name="Tabela11.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style:tab-stops>
          <style:tab-stop style:position="7.62cm" style:type="center"/>
          <style:tab-stop style:position="15.24cm" style:type="right"/>
        </style:tab-stops>
      </style:paragraph-properties>
    </style:style>
    <style:style style:name="P3" style:family="paragraph" style:parent-style-name="Standard">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4" style:family="paragraph" style:parent-style-name="Standard">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margin-top="0.423cm" fo:margin-bottom="0.423cm" fo:text-align="end" style:justify-single-word="false"/>
      <style:text-properties style:font-name="Wingdings" style:font-name-complex="Wingdings"/>
    </style:style>
    <style:style style:name="P6"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7"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8"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9" style:family="paragraph" style:parent-style-name="Texto_20_Normal">
      <style:paragraph-properties fo:margin-left="0cm" fo:margin-right="0cm" fo:text-indent="0cm" style:auto-text-indent="false"/>
    </style:style>
    <style:style style:name="P10"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11"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12" style:family="paragraph" style:parent-style-name="Texto_20_Normal">
      <style:paragraph-properties fo:margin-left="0cm" fo:margin-right="0cm" fo:margin-top="0.106cm" fo:margin-bottom="0.106cm" fo:text-indent="0cm" style:auto-text-indent="false"/>
    </style:style>
    <style:style style:name="P13"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14"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15"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16" style:family="paragraph" style:parent-style-name="Texto_20_Normal">
      <style:paragraph-properties fo:margin-left="2.54cm" fo:margin-right="1.956cm" fo:text-indent="0cm" style:auto-text-indent="false"/>
    </style:style>
    <style:style style:name="P17" style:family="paragraph" style:parent-style-name="Texto_20_Normal">
      <style:paragraph-properties fo:margin-left="0.058cm" fo:margin-right="0cm" fo:margin-top="0.106cm" fo:margin-bottom="0.106cm" fo:text-indent="0cm" style:auto-text-indent="false"/>
    </style:style>
    <style:style style:name="P18"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19"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20"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21" style:family="paragraph" style:parent-style-name="Requisito">
      <style:paragraph-properties>
        <style:tab-stops>
          <style:tab-stop style:position="1.016cm"/>
        </style:tab-stops>
      </style:paragraph-properties>
    </style:style>
    <style:style style:name="P22" style:family="paragraph" style:parent-style-name="Texto_20_Normal">
      <style:text-properties fo:font-size="11pt" style:font-size-asian="11pt" style:font-size-complex="11pt"/>
    </style:style>
    <style:style style:name="P23" style:family="paragraph" style:parent-style-name="Texto_20_Normal">
      <style:paragraph-properties fo:text-align="center" style:justify-single-word="false"/>
      <style:text-properties fo:font-size="11pt" style:font-size-asian="11pt" style:font-size-complex="11pt"/>
    </style:style>
    <style:style style:name="P24" style:family="paragraph" style:parent-style-name="Texto_20_Normal">
      <style:text-properties fo:font-size="11pt" style:font-name-asian="Arial1" style:font-size-asian="11pt" style:font-size-complex="11pt"/>
    </style:style>
    <style:style style:name="P25"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text-properties style:font-name="Arial" fo:font-weight="bold" style:font-weight-asian="bold" style:font-weight-complex="bold"/>
    </style:style>
    <style:style style:name="P26" style:family="paragraph" style:parent-style-name="Versão">
      <style:text-properties style:font-name="Arial" fo:font-size="12pt" style:font-size-asian="12pt" style:font-size-complex="12pt"/>
    </style:style>
    <style:style style:name="P27" style:family="paragraph" style:parent-style-name="Título_20_Capa_20_2">
      <style:paragraph-properties fo:margin-top="10.16cm" fo:margin-bottom="11.077cm" fo:text-align="center" style:justify-single-word="false" fo:orphans="2" fo:widows="2"/>
      <style:text-properties style:font-name="Arial" fo:font-size="28pt" fo:font-weight="bold" style:font-size-asian="28pt" style:font-weight-asian="bold" style:font-size-complex="28pt" style:font-weight-complex="bold"/>
    </style:style>
    <style:style style:name="P28" style:family="paragraph" style:parent-style-name="Item">
      <style:text-properties style:font-name="Arial"/>
    </style:style>
    <style:style style:name="P29" style:family="paragraph" style:parent-style-name="Item">
      <style:text-properties style:font-name="Times New Roman"/>
    </style:style>
    <style:style style:name="P30" style:family="paragraph" style:parent-style-name="Item">
      <style:paragraph-properties fo:margin-left="1.016cm" fo:margin-right="0cm" fo:text-indent="1.259cm" style:auto-text-indent="false"/>
      <style:text-properties style:font-name="Times New Roman" fo:language="pt" fo:country="BR"/>
    </style:style>
    <style:style style:name="P31" style:family="paragraph" style:parent-style-name="Cabeçalho_20_Capa_20_2">
      <style:text-properties style:font-name="Arial" fo:font-size="12pt" fo:font-weight="bold" style:font-size-asian="12pt" style:font-weight-asian="bold" style:font-size-complex="12pt" style:font-weight-complex="bold"/>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1">
      <style:text-properties style:font-name-asian="Arial1"/>
    </style:style>
    <style:style style:name="P40" style:family="paragraph" style:parent-style-name="Standard">
      <style:paragraph-properties>
        <style:tab-stops>
          <style:tab-stop style:position="1.016cm"/>
        </style:tab-stops>
      </style:paragraph-properties>
    </style:style>
    <style:style style:name="P41" style:family="paragraph" style:parent-style-name="Standard">
      <style:paragraph-properties fo:margin-top="0.423cm" fo:margin-bottom="0.423cm" fo:text-align="end" style:justify-single-word="false"/>
      <style:text-properties style:font-name="Wingdings" style:font-name-complex="Wingdings"/>
    </style:style>
    <style:style style:name="P42" style:family="paragraph" style:parent-style-name="Heading_20_1">
      <style:paragraph-properties>
        <style:tab-stops>
          <style:tab-stop style:position="0cm"/>
        </style:tab-stops>
      </style:paragraph-properties>
    </style:style>
    <style:style style:name="P43" style:family="paragraph" style:parent-style-name="Heading_20_1" style:master-page-name="Converter_20_3">
      <style:paragraph-properties style:page-number="1">
        <style:tab-stops>
          <style:tab-stop style:position="0cm"/>
        </style:tab-stops>
      </style:paragraph-properties>
    </style:style>
    <style:style style:name="P44"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45" style:family="paragraph" style:parent-style-name="Heading_20_2">
      <style:paragraph-properties>
        <style:tab-stops>
          <style:tab-stop style:position="0cm"/>
        </style:tab-stops>
      </style:paragraph-properties>
    </style:style>
    <style:style style:name="P46"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P47" style:family="paragraph" style:parent-style-name="Heading_20_3">
      <style:paragraph-properties>
        <style:tab-stops>
          <style:tab-stop style:position="1.016cm"/>
        </style:tab-stops>
      </style:paragraph-properties>
      <style:text-properties fo:font-size="11pt" style:font-size-asian="11pt" style:font-size-complex="11pt"/>
    </style:style>
    <style:style style:name="P48" style:family="paragraph" style:parent-style-name="Heading_20_3">
      <style:paragraph-properties>
        <style:tab-stops>
          <style:tab-stop style:position="1.016cm"/>
        </style:tab-stops>
      </style:paragraph-properties>
    </style:style>
    <style:style style:name="P49" style:family="paragraph" style:parent-style-name="Heading_20_3">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50" style:family="paragraph" style:parent-style-name="Texto_20_Normal" style:master-page-name="Converter_20_4">
      <style:paragraph-properties fo:margin-top="0cm" fo:margin-bottom="0cm" fo:text-align="end" style:justify-single-word="false" style:page-number="1"/>
    </style:style>
    <style:style style:name="P51" style:family="paragraph" style:parent-style-name="Texto_20_Normal" style:master-page-name="Converter_20_5">
      <style:paragraph-properties fo:margin-top="0cm" fo:margin-bottom="0cm" fo:text-align="end" style:justify-single-word="false" style:page-number="1"/>
    </style:style>
    <style:style style:name="P52" style:family="paragraph" style:parent-style-name="Texto_20_Normal" style:master-page-name="Converter_20_7">
      <style:paragraph-properties fo:margin-top="0cm" fo:margin-bottom="0cm" fo:text-align="end" style:justify-single-word="false" style:page-number="1"/>
    </style:style>
    <style:style style:name="P53"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54" style:family="paragraph" style:parent-style-name="Texto_20_Normal">
      <style:paragraph-properties fo:margin-left="0cm" fo:margin-right="0cm" fo:margin-top="0.423cm" fo:margin-bottom="0.423cm" fo:text-align="end" style:justify-single-word="false" fo:text-indent="0cm" style:auto-text-indent="false"/>
      <style:text-properties style:font-name="Wingdings" style:font-name-complex="Wingdings"/>
    </style:style>
    <style:style style:name="P55" style:family="paragraph" style:parent-style-name="Texto_20_Normal">
      <style:paragraph-properties fo:margin-left="0cm" fo:margin-right="0cm" fo:text-indent="0cm" style:auto-text-indent="false"/>
    </style:style>
    <style:style style:name="P56" style:family="paragraph" style:parent-style-name="Texto_20_Normal">
      <style:paragraph-properties fo:margin-left="0cm" fo:margin-right="0cm" fo:text-indent="0cm" style:auto-text-indent="false">
        <style:tab-stops>
          <style:tab-stop style:position="1.016cm"/>
        </style:tab-stops>
      </style:paragraph-properties>
    </style:style>
    <style:style style:name="P57" style:family="paragraph" style:parent-style-name="Texto_20_Normal">
      <style:paragraph-properties fo:margin-left="0cm" fo:margin-right="0cm" fo:margin-top="0.106cm" fo:margin-bottom="0.106cm" fo:text-indent="0cm" style:auto-text-indent="false"/>
    </style:style>
    <style:style style:name="P58" style:family="paragraph" style:parent-style-name="Texto_20_Normal">
      <style:paragraph-properties fo:margin-left="0.058cm" fo:margin-right="0cm" fo:margin-top="0.106cm" fo:margin-bottom="0.106cm" fo:text-indent="0cm" style:auto-text-indent="false"/>
    </style:style>
    <style:style style:name="P59" style:family="paragraph" style:parent-style-name="Sumário_20_-_20_Capítulo" style:master-page-name="Converter_20_1">
      <style:paragraph-properties style:page-number="1"/>
    </style:style>
    <style:style style:name="P60" style:family="paragraph" style:parent-style-name="Sumário_20_-_20_Capítulo" style:master-page-name="Converter_20_2">
      <style:paragraph-properties fo:margin-left="0cm" fo:margin-right="-0.753cm" fo:text-indent="0cm" style:auto-text-indent="false" style:page-number="auto"/>
    </style:style>
    <style:style style:name="P61" style:family="paragraph" style:parent-style-name="Requisito">
      <style:paragraph-properties>
        <style:tab-stops>
          <style:tab-stop style:position="1.016cm"/>
        </style:tab-stops>
      </style:paragraph-properties>
    </style:style>
    <style:style style:name="P62" style:family="paragraph" style:parent-style-name="Com_20_marcadores1">
      <style:paragraph-properties>
        <style:tab-stops>
          <style:tab-stop style:position="0.635cm"/>
          <style:tab-stop style:position="1cm"/>
        </style:tab-stops>
      </style:paragraph-properties>
      <style:text-properties fo:font-size="11pt" style:font-size-asian="11pt" style:font-size-complex="11pt"/>
    </style:style>
    <style:style style:name="P63" style:family="paragraph" style:parent-style-name="Cabeçalho_20_Capa_20_1" style:master-page-name="Standard">
      <style:paragraph-properties style:page-number="auto"/>
      <style:text-properties style:font-name="Arial" fo:font-size="12pt" fo:font-weight="bold" style:font-size-asian="12pt" style:font-weight-asian="bold" style:font-size-complex="12pt" style:font-weight-complex="bold"/>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asian="Arial1"/>
    </style:style>
    <style:style style:name="T14" style:family="text">
      <style:text-properties style:font-name="Wingdings" style:font-name-complex="Wingdings"/>
    </style:style>
    <style:style style:name="T15" style:family="text">
      <style:text-properties fo:font-size="11pt" style:font-size-asian="11pt" style:font-size-complex="11pt"/>
    </style:style>
    <style:style style:name="T16" style:family="text">
      <style:text-properties style:font-name="Arial" fo:font-weight="bold" style:font-name-asian="Arial1" style:font-weight-asian="bold" style:font-weight-complex="bold"/>
    </style:style>
    <style:style style:name="T17" style:family="text">
      <style:text-properties style:font-name="Arial"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FERSA</text:p>
      <text:p text:style-name="P31"/>
      <text:p text:style-name="Standard"><draw:frame draw:style-name="fr1" draw:name="Quadro1" text:anchor-type="char" svg:x="0.053cm" svg:y="2cm" svg:width="15.924cm" svg:height="25.654cm" draw:z-index="0"><draw:text-box><text:p text:style-name="P27">Documento de Requisitos<text:line-break/><text:span text:style-name="T8">Agenda Pessoal de Tarefas</text:span></text:p><text:p text:style-name="P26">Versão 1.0 - Setembro de 2016</text:p></draw:text-box></draw:frame></text:p>
      <text:p text:style-name="P59">Ficha Técnica</text:p>
      <text:p text:style-name="P25">Equipe Responsável pela Elaboração</text:p>
      <text:p text:style-name="P29"><text:span text:style-name="T1">Jerffeson Gomes</text:span><text:tab/>&lt;divisão-região&gt;</text:p>
      <text:p text:style-name="P29"><text:span text:style-name="T1">Rodolfo Medeiros</text:span><text:tab/>&lt;divisão-região&gt;</text:p>
      <text:p text:style-name="P28"/>
      <text:p text:style-name="P25">Público Alvo</text:p>
      <text:p text:style-name="P29">Este manual destina-se a<text:span text:style-name="T1">os:</text:span></text:p>
      <text:p text:style-name="P30">Clientes do Sistema;</text:p>
      <text:p text:style-name="P30">Gerente de Projeto;</text:p>
      <text:p text:style-name="P30">Engenheiros de Sistema e Teste;</text:p>
      <text:p text:style-name="P14"><text:span text:style-name="T2">Versão </text:span><text:span text:style-name="T3">1</text:span><text:span text:style-name="T2">.</text:span><text:span text:style-name="T3">0</text:span><text:span text:style-name="T2"> - </text:span><text:span text:style-name="T3">Mossoró</text:span><text:span text:style-name="T2">, </text:span><text:span text:style-name="T3">Setembro</text:span><text:span text:style-name="T2"> de </text:span><text:span text:style-name="T3">2016</text:span></text:p>
      <text:p text:style-name="P15">Ou para o seguinte endereço eletrônico:</text:p>
      <text:p text:style-name="P16"><text:span text:style-name="T3">jerffesongd@gmail.com; </text:span><text:span text:style-name="Emphasis"><text:span text:style-name="T6">rodolfofelipe15@gmail.com</text:span></text:span></text:p>
      <text:p text:style-name="P16"><text:span text:style-name="Emphasis"><text:span text:style-name="T7"/></text:span></text:p>
      <text:p text:style-name="P15">Recomendamos que o assunto seja identificado com o título desta obra. Alertamos ainda para a importância de se identificar o endereço e o nome completos do remetente para que seja possível o envio de respostas.</text:p>
      <text:p text:style-name="P8"/>
      <text:p text:style-name="P10">Windows e Microsof Word são marcas registradas da Microsoft Corporation</text:p>
      <text:p text:style-name="P11"/>
      <text:p text:style-name="P60">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6"><text:a xlink:type="simple" xlink:href="#__RefHeading__1204_762665155" text:style-name="Index_20_Link_20__28_user_29_" text:visited-style-name="Index_20_Link_20__28_user_29_"><text:span text:style-name="Index_20_Link_20__28_user_29_">Introdução<text:tab/>1</text:span></text:a></text:p>
            <text:p text:style-name="P20"><text:a xlink:type="simple" xlink:href="#__RefHeading__1206_762665155" text:style-name="Index_20_Link_20__28_user_29_" text:visited-style-name="Index_20_Link_20__28_user_29_"><text:span text:style-name="Index_20_Link_20__28_user_29_">Visão geral deste documento<text:tab/>1</text:span></text:a></text:p>
            <text:p text:style-name="P20"><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19"><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19"><text:a xlink:type="simple" xlink:href="#__RefHeading__1212_762665155" text:style-name="Index_20_Link_20__28_user_29_" text:visited-style-name="Index_20_Link_20__28_user_29_"><text:span text:style-name="Index_20_Link_20__28_user_29_">.2 Prioridades dos Requisitos<text:tab/>2</text:span></text:a></text:p>
            <text:p text:style-name="P20"><text:a xlink:type="simple" xlink:href="#__RefHeading__1214_762665155" text:style-name="Index_20_Link_20__28_user_29_" text:visited-style-name="Index_20_Link_20__28_user_29_"><text:span text:style-name="Index_20_Link_20__28_user_29_">Referências<text:tab/>2</text:span></text:a></text:p>
            <text:p text:style-name="P6"><text:a xlink:type="simple" xlink:href="#__RefHeading__1216_762665155" text:style-name="Index_20_Link_20__28_user_29_" text:visited-style-name="Index_20_Link_20__28_user_29_"><text:span text:style-name="Index_20_Link_20__28_user_29_">Descrição geral do sistema<text:tab/>1</text:span></text:a></text:p>
            <text:p text:style-name="P20"><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20"><text:a xlink:type="simple" xlink:href="#__RefHeading__1220_762665155" text:style-name="Index_20_Link_20__28_user_29_" text:visited-style-name="Index_20_Link_20__28_user_29_"><text:span text:style-name="Index_20_Link_20__28_user_29_">Descrição dos usuários<text:tab/>1</text:span></text:a></text:p>
            <text:p text:style-name="P19"><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19"><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19"><text:a xlink:type="simple" xlink:href="#__RefHeading__1226_762665155" text:style-name="Index_20_Link_20__28_user_29_" text:visited-style-name="Index_20_Link_20__28_user_29_"><text:span text:style-name="Index_20_Link_20__28_user_29_">.3 …<text:tab/>2</text:span></text:a></text:p>
            <text:p text:style-name="P6"><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20"><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19"><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7"><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7"><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19"><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20"><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20"><text:a xlink:type="simple" xlink:href="#__RefHeading__1242_762665155" text:style-name="Index_20_Link_20__28_user_29_" text:visited-style-name="Index_20_Link_20__28_user_29_"><text:span text:style-name="Index_20_Link_20__28_user_29_">…<text:tab/>2</text:span></text:a></text:p>
            <text:p text:style-name="P6"><text:a xlink:type="simple" xlink:href="#__RefHeading__1244_762665155" text:style-name="Index_20_Link_20__28_user_29_" text:visited-style-name="Index_20_Link_20__28_user_29_"><text:span text:style-name="Index_20_Link_20__28_user_29_">Requisitos não funcionais<text:tab/>1</text:span></text:a></text:p>
            <text:p text:style-name="P20"><text:a xlink:type="simple" xlink:href="#__RefHeading__1246_762665155" text:style-name="Index_20_Link_20__28_user_29_" text:visited-style-name="Index_20_Link_20__28_user_29_"><text:span text:style-name="Index_20_Link_20__28_user_29_">Usabilidade<text:tab/>1</text:span></text:a></text:p>
            <text:p text:style-name="P19"><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19"><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20"><text:a xlink:type="simple" xlink:href="#__RefHeading__1252_762665155" text:style-name="Index_20_Link_20__28_user_29_" text:visited-style-name="Index_20_Link_20__28_user_29_"><text:span text:style-name="Index_20_Link_20__28_user_29_">Confiabilidade<text:tab/>1</text:span></text:a></text:p>
            <text:p text:style-name="P19"><text:a xlink:type="simple" xlink:href="#__RefHeading__1254_762665155" text:style-name="Index_20_Link_20__28_user_29_" text:visited-style-name="Index_20_Link_20__28_user_29_"><text:span text:style-name="Index_20_Link_20__28_user_29_"><text:s/>[NF…] &lt;Nome do requisito&gt;<text:tab/>1</text:span></text:a></text:p>
            <text:p text:style-name="P20"><text:a xlink:type="simple" xlink:href="#__RefHeading__1256_762665155" text:style-name="Index_20_Link_20__28_user_29_" text:visited-style-name="Index_20_Link_20__28_user_29_"><text:span text:style-name="Index_20_Link_20__28_user_29_">Desempenho<text:tab/>2</text:span></text:a></text:p>
            <text:p text:style-name="P19"><text:a xlink:type="simple" xlink:href="#__RefHeading__1258_762665155" text:style-name="Index_20_Link_20__28_user_29_" text:visited-style-name="Index_20_Link_20__28_user_29_"><text:span text:style-name="Index_20_Link_20__28_user_29_"><text:s/>[NF…] &lt;Nome do requisito&gt;<text:tab/>2</text:span></text:a></text:p>
            <text:p text:style-name="P20"><text:a xlink:type="simple" xlink:href="#__RefHeading__1260_762665155" text:style-name="Index_20_Link_20__28_user_29_" text:visited-style-name="Index_20_Link_20__28_user_29_"><text:span text:style-name="Index_20_Link_20__28_user_29_">Segurança<text:tab/>2</text:span></text:a></text:p>
            <text:p text:style-name="P19"><text:a xlink:type="simple" xlink:href="#__RefHeading__1262_762665155" text:style-name="Index_20_Link_20__28_user_29_" text:visited-style-name="Index_20_Link_20__28_user_29_"><text:span text:style-name="Index_20_Link_20__28_user_29_"><text:s/>[NF…] &lt;Nome do requisito&gt;<text:tab/>2</text:span></text:a></text:p>
            <text:p text:style-name="P20"><text:a xlink:type="simple" xlink:href="#__RefHeading__1264_762665155" text:style-name="Index_20_Link_20__28_user_29_" text:visited-style-name="Index_20_Link_20__28_user_29_"><text:span text:style-name="Index_20_Link_20__28_user_29_">Distribuição<text:tab/>2</text:span></text:a></text:p>
            <text:p text:style-name="P19"><text:soft-page-break/><text:a xlink:type="simple" xlink:href="#__RefHeading__1266_762665155" text:style-name="Index_20_Link_20__28_user_29_" text:visited-style-name="Index_20_Link_20__28_user_29_"><text:span text:style-name="Index_20_Link_20__28_user_29_"><text:s/>[NF…] &lt;Nome do requisito&gt;<text:tab/>2</text:span></text:a></text:p>
            <text:p text:style-name="P20"><text:a xlink:type="simple" xlink:href="#__RefHeading__1268_762665155" text:style-name="Index_20_Link_20__28_user_29_" text:visited-style-name="Index_20_Link_20__28_user_29_"><text:span text:style-name="Index_20_Link_20__28_user_29_">Padrões<text:tab/>2</text:span></text:a></text:p>
            <text:p text:style-name="P19"><text:a xlink:type="simple" xlink:href="#__RefHeading__1270_762665155" text:style-name="Index_20_Link_20__28_user_29_" text:visited-style-name="Index_20_Link_20__28_user_29_"><text:span text:style-name="Index_20_Link_20__28_user_29_"><text:s/>[NF…] &lt;Nome do requisito&gt;<text:tab/>2</text:span></text:a></text:p>
            <text:p text:style-name="P20"><text:a xlink:type="simple" xlink:href="#__RefHeading__1272_762665155" text:style-name="Index_20_Link_20__28_user_29_" text:visited-style-name="Index_20_Link_20__28_user_29_"><text:span text:style-name="Index_20_Link_20__28_user_29_">Hardware e software<text:tab/>2</text:span></text:a></text:p>
            <text:p text:style-name="P19"><text:a xlink:type="simple" xlink:href="#__RefHeading__1274_762665155" text:style-name="Index_20_Link_20__28_user_29_" text:visited-style-name="Index_20_Link_20__28_user_29_"><text:span text:style-name="Index_20_Link_20__28_user_29_"><text:s/>[NF…] &lt;Nome do requisito&gt;<text:tab/>2</text:span></text:a></text:p>
            <text:p text:style-name="P6"><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20"><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19"><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20"><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20"><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3"/>
      </text:section>
      <text:h text:style-name="P43" text:outline-level="1"><text:bookmark-start text:name="__RefHeading__1204_762665155"/>Introdução<text:bookmark-end text:name="__RefHeading__1204_762665155"/></text:h>
      <text:p text:style-name="P22">Este documento especifica o sistema <text:span text:style-name="T9">Agenda Pessoal de Tarefas</text:span>, fornecendo aos desenvolvedores as informações necessárias para o projeto e implementação, assim como para a realização dos testes e homologação do sistema.</text:p>
      <text:h text:style-name="P44" text:outline-level="2"><text:bookmark-start text:name="__RefHeading__1206_762665155"/>Visão geral deste documento<text:bookmark-end text:name="__RefHeading__1206_762665155"/></text:h>
      <text:p text:style-name="P22">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text:span text:style-name="T9">Agenda Pessoal de Tarefas</text:span> e estão organizadas como descrito abaixo.</text:p>
      <text:list xml:id="list6252703692299842497" text:style-name="WW8Num2">
        <text:list-item>
          <text:p text:style-name="P62">Seção 2<text:span text:style-name="T11"> – Descrição geral do sistema: apresenta uma visão geral do sistema, caracterizando qual é o seu escopo e descrevendo seus usuários.</text:span></text:p>
        </text:list-item>
        <text:list-item>
          <text:p text:style-name="P62">Seção 3<text:span text:style-name="T11"> – Requisitos funcionais (casos de uso): especifica todos os requisitos funcionais do sistema, descrevendo os fluxos de eventos, prioridades, atores, entradas e saídas de cada caso de uso a ser implementado.</text:span></text:p>
        </text:list-item>
        <text:list-item>
          <text:p text:style-name="P62">Seção 4<text:span text:style-name="T11"> – Requisitos não funcionais:</text:span> <text:span text:style-name="T11">especifica todos os requisitos não funcionais do sistema, divididos em requisitos de usabilidade, confiabilidade, desempenho, segurança, distribuição, adequação a padrões e requisitos de hardware e software.</text:span></text:p>
        </text:list-item>
        <text:list-item>
          <text:p text:style-name="P62">Seção 5<text:span text:style-name="T11"> – Descrição da interface com o usuário:</text:span> <text:span text:style-name="T11">apresenta desenhos, figuras ou rascunhos de telas do sistema.</text:span></text:p>
        </text:list-item>
      </text:list>
      <text:h text:style-name="P44" text:outline-level="2"><text:bookmark-start text:name="__RefHeading__1208_762665155"/>Convenções, termos e abreviações<text:bookmark-end text:name="__RefHeading__1208_762665155"/></text:h>
      <text:p text:style-name="P22">A correta interpretação deste documento exige o conhecimento de algumas convenções e termos específicos, que são descritos a seguir.</text:p>
      <text:h text:style-name="P47" text:outline-level="3"><text:bookmark-start text:name="__RefHeading__1210_762665155"/>Identificação dos Requisitos <text:bookmark-end text:name="__RefHeading__1210_762665155"/></text:h>
      <text:p text:style-name="P22">Por convenção, a referência a requisitos é feita através do nome da subseção onde eles estão descritos, seguido do identificador do requisito, de acordo com o esquema abaixo:</text:p>
      <text:p text:style-name="P23">[nome da subseção.identificador do requisito]</text:p>
      <text:p text:style-name="P22">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47" text:outline-level="3"><text:bookmark-start text:name="__RefHeading__1212_762665155"/>Prioridades dos Requisitos<text:bookmark-end text:name="__RefHeading__1212_762665155"/></text:h>
      <text:p text:style-name="P22">Para estabelecer a prioridade dos requisitos foram adotadas as denominações “essencial”, “importante” e “desejável”. </text:p>
      <text:list xml:id="list37360340" text:continue-numbering="true" text:style-name="WW8Num2">
        <text:list-item>
          <text:p text:style-name="P62">Essencial <text:span text:style-name="T11">é o requisito sem o qual o sistema não entra em funcionamento. Requisitos essenciais são requisitos imprescindíveis, que têm que ser implementados impreterivelmente.</text:span></text:p>
        </text:list-item>
        <text:list-item>
          <text:p text:style-name="P62">Importante <text:span text:style-name="T11">é o requisito sem o qual o sistema entra em funcionamento, mas de forma não satisfatória. Requisitos importantes devem ser implementados, mas, se não forem, o sistema poderá ser implantado e usado mesmo assim.</text:span></text:p>
        </text:list-item>
        <text:list-item>
          <text:p text:style-name="P62"><text:soft-page-break/>Desejável<text:span text:style-name="T11">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44" text:outline-level="2"><text:bookmark-start text:name="_Ref471394537"/><text:bookmark-start text:name="__RefHeading__1214_762665155"/>Referências<text:bookmark-end text:name="_Ref471394537"/><text:bookmark-end text:name="__RefHeading__1214_762665155"/></text:h>
      <text:p text:style-name="P22"/>
      <text:p text:style-name="P50"><text:span text:style-name="T4">Capítulo</text:span><text:span text:style-name="T5"> 1</text:span></text:p>
      <text:h text:style-name="P42" text:outline-level="1"><text:bookmark-start text:name="__RefHeading__1216_762665155"/>Descrição geral do sistema<text:bookmark-end text:name="__RefHeading__1216_762665155"/></text:h>
      <text:p text:style-name="Texto_20_Normal"><text:span text:style-name="T15">Este sistema tem por objetivo dar suporte ao usuário na gestão de suas atividades diarias, armazenando registros contendo campos como nome, </text:span><text:span text:style-name="T10">prazo de realização, data e horário e grupo da atividade.</text:span></text:p>
      <text:p text:style-name="Texto_20_Normal"/>
      <text:h text:style-name="P44" text:outline-level="2"><text:bookmark-start text:name="__RefHeading__1218_762665155"/>Abrangência e sistemas relacionados<text:bookmark-end text:name="__RefHeading__1218_762665155"/></text:h>
      <text:p text:style-name="P22"/>
      <text:p text:style-name="Texto_20_Normal"><text:span text:style-name="T15">Armazenando registros de atividade, gerenciado suas informações</text:span><text:span text:style-name="T10">, sendo independe de demais sistemas permitindo desse modo ao usuário ter acesso livre as informações das tarefas sem necessitade de conexão com a internet ou qualquer tipo de rede ou sistema.</text:span></text:p>
      <text:p text:style-name="Texto_20_Normal"/>
      <text:h text:style-name="P44" text:outline-level="2"><text:bookmark-start text:name="__RefHeading__1220_762665155"/>Descrição dos usuários<text:bookmark-end text:name="__RefHeading__1220_762665155"/></text:h>
      <text:h text:style-name="P49" text:outline-level="3"><text:bookmark-start text:name="_Ref471361536"/><text:bookmark-start text:name="__RefHeading__1222_762665155"/>Pessoas em geral<text:bookmark-end text:name="__RefHeading__1222_762665155"/></text:h>
      <text:p text:style-name="P24">Qualquer pessoa, na qual necessite de uma ferramente mobile para gerenciar suas atividades diarias.</text:p>
      <text:p text:style-name="P51"><text:span text:style-name="T4">Capítulo</text:span><text:span text:style-name="T5"> 2</text:span></text:p>
      <text:h text:style-name="P42" text:outline-level="1"><text:bookmark-start text:name="__RefHeading__1228_762665155"/>Requisitos funcionais <text:bookmark-end text:name="_Ref471361536"/>(casos de uso)<text:bookmark-end text:name="__RefHeading__1228_762665155"/></text:h>
      <text:h text:style-name="P44" text:outline-level="2"><text:bookmark-start text:name="__RefHeading__1230_762665155"/>Gerenciamento de Tarefas<text:bookmark-end text:name="__RefHeading__1230_762665155"/></text:h>
      <text:p text:style-name="Texto_20_Normal"/>
      <text:p text:style-name="P21"><text:bookmark-start text:name="__RefHeading__1232_762665155"/><text:span text:style-name="T16"><text:s/></text:span><text:span text:style-name="T17">[RF001] Cadastrar Tarefa</text:span><text:bookmark-end text:name="__RefHeading__1232_762665155"/></text:p>
      <text:p text:style-name="P22"><text:span text:style-name="T12">Ator</text:span>: Usuário</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18"><text:span text:style-name="T12">Prioridade</text:span>:</text:p>
          </table:table-cell>
          <table:table-cell table:style-name="Tabela1.A1" office:value-type="string">
            <text:p text:style-name="P5"></text:p>
          </table:table-cell>
          <table:table-cell table:style-name="Tabela1.A1" office:value-type="string">
            <text:p text:style-name="P13">Essencial</text:p>
          </table:table-cell>
          <table:table-cell table:style-name="Tabela1.A1" office:value-type="string">
            <text:p text:style-name="P5"></text:p>
          </table:table-cell>
          <table:table-cell table:style-name="Tabela1.A1" office:value-type="string">
            <text:p text:style-name="P13">Importante</text:p>
          </table:table-cell>
          <table:table-cell table:style-name="Tabela1.A1" office:value-type="string">
            <text:p text:style-name="P5"></text:p>
          </table:table-cell>
          <table:table-cell table:style-name="Tabela1.A1" office:value-type="string">
            <text:p text:style-name="P13">Desejável</text:p>
          </table:table-cell>
        </table:table-row>
      </table:table>
      <text:p text:style-name="Texto_20_Normal"/>
      <text:p text:style-name="P22"><text:span text:style-name="T12">Entradas e pré condições</text:span>: Nome da tarefa; <text:s/>Data: Dia, Mês e Ano; Horário e Grupo da Tarefa.</text:p>
      <text:p text:style-name="P22"><text:span text:style-name="T12">Saídas e pós condições</text:span>: Mensagem de confirmação de cadastro.</text:p>
      <text:p text:style-name="destaque_20_1"><text:bookmark-start text:name="__RefHeading__1234_762665155"/>Fluxo de eventos principal<text:bookmark-end text:name="__RefHeading__1234_762665155"/></text:p>
      <text:list xml:id="list7443188540363895826" text:style-name="L1">
        <text:list-item>
          <text:list>
            <text:list-item>
              <text:p text:style-name="P32">Usuário abre a tela de cadastro;</text:p>
            </text:list-item>
            <text:list-item>
              <text:p text:style-name="P32">Aplicação verifica dos dados;</text:p>
            </text:list-item>
          </text:list>
        </text:list-item>
      </text:list>
      <text:list xml:id="list5978651745202560892" text:style-name="L2">
        <text:list-item>
          <text:list>
            <text:list-item>
              <text:p text:style-name="P33">Dados são armazenados na base de dados;</text:p>
            </text:list-item>
          </text:list>
        </text:list-item>
      </text:list>
      <text:p text:style-name="Texto_20_Normal"/>
      <text:p text:style-name="Texto_20_Normal"/>
      <text:p text:style-name="P21"><text:span text:style-name="T16"><text:s/></text:span><text:span text:style-name="T17">[RF002] Editar Tarefa</text:span></text:p>
      <text:p text:style-name="P22"><text:span text:style-name="T12">Ator</text:span>: Usuário</text:p>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B"/>
        <table:table-column table:style-name="Tabela3.G"/>
        <table:table-row table:style-name="Tabela3.1">
          <table:table-cell table:style-name="Tabela3.A1" office:value-type="string">
            <text:p text:style-name="P18"><text:span text:style-name="T12">Prioridade</text:span>:</text:p>
          </table:table-cell>
          <table:table-cell table:style-name="Tabela3.A1" office:value-type="string">
            <text:p text:style-name="P5"></text:p>
          </table:table-cell>
          <table:table-cell table:style-name="Tabela3.A1" office:value-type="string">
            <text:p text:style-name="P13">Essencial</text:p>
          </table:table-cell>
          <table:table-cell table:style-name="Tabela3.A1" office:value-type="string">
            <text:p text:style-name="P5"></text:p>
          </table:table-cell>
          <table:table-cell table:style-name="Tabela3.A1" office:value-type="string">
            <text:p text:style-name="P13">Importante</text:p>
          </table:table-cell>
          <table:table-cell table:style-name="Tabela3.A1" office:value-type="string">
            <text:p text:style-name="P5"></text:p>
          </table:table-cell>
          <table:table-cell table:style-name="Tabela3.A1" office:value-type="string">
            <text:p text:style-name="P13">Desejável</text:p>
          </table:table-cell>
        </table:table-row>
      </table:table>
      <text:p text:style-name="Texto_20_Normal"/>
      <text:p text:style-name="P22"><text:span text:style-name="T12">Entradas e pré condições</text:span>: Identificador, Nome da tarefa; <text:s/>Data: Dia, Mês e Ano; Horário e Grupo da Tarefa.</text:p>
      <text:p text:style-name="P22"><text:span text:style-name="T12">Saídas e pós condições</text:span>: Mensagem de confirmação de alteração.</text:p>
      <text:p text:style-name="destaque_20_1"><text:bookmark-start text:name="__RefHeading__1234_7626651551"/>Fluxo de eventos principal<text:bookmark-end text:name="__RefHeading__1234_7626651551"/></text:p>
      <text:list xml:id="list37374808" text:continue-list="list7443188540363895826" text:style-name="L1">
        <text:list-item>
          <text:list>
            <text:list-item>
              <text:p text:style-name="P32">Usuário abre a tela de Edição;</text:p>
            </text:list-item>
            <text:list-item>
              <text:p text:style-name="P32">Seleciona o registro tarefa que deseja editar;</text:p>
            </text:list-item>
            <text:list-item>
              <text:p text:style-name="P32">Realiza alterações;</text:p>
            </text:list-item>
            <text:list-item>
              <text:p text:style-name="P32">Aplicação verifica dos dados;</text:p>
            </text:list-item>
          </text:list>
        </text:list-item>
      </text:list>
      <text:list xml:id="list4197030708122061609" text:style-name="L3">
        <text:list-item>
          <text:list>
            <text:list-item>
              <text:p text:style-name="P34">Dados são atualizados na base de dados;</text:p>
            </text:list-item>
          </text:list>
        </text:list-item>
      </text:list>
      <text:p text:style-name="P9"/>
      <text:p text:style-name="P9"/>
      <text:p text:style-name="P21"><text:span text:style-name="T16"><text:s/></text:span><text:span text:style-name="T17">[RF003] Excluir Tarefa</text:span></text:p>
      <text:p text:style-name="P22"><text:span text:style-name="T12">Ator</text:span>: Usuário</text:p>
      <table:table table:name="Tabela4" table:style-name="Tabela4">
        <table:table-column table:style-name="Tabela4.A"/>
        <table:table-column table:style-name="Tabela4.B"/>
        <table:table-column table:style-name="Tabela4.C"/>
        <table:table-column table:style-name="Tabela4.B"/>
        <table:table-column table:style-name="Tabela4.E"/>
        <table:table-column table:style-name="Tabela4.B"/>
        <table:table-column table:style-name="Tabela4.G"/>
        <text:soft-page-break/>
        <table:table-row table:style-name="Tabela4.1">
          <table:table-cell table:style-name="Tabela4.A1" office:value-type="string">
            <text:p text:style-name="P18"><text:span text:style-name="T12">Prioridade</text:span>:</text:p>
          </table:table-cell>
          <table:table-cell table:style-name="Tabela4.A1" office:value-type="string">
            <text:p text:style-name="P5"></text:p>
          </table:table-cell>
          <table:table-cell table:style-name="Tabela4.A1" office:value-type="string">
            <text:p text:style-name="P13">Essencial</text:p>
          </table:table-cell>
          <table:table-cell table:style-name="Tabela4.A1" office:value-type="string">
            <text:p text:style-name="P5"></text:p>
          </table:table-cell>
          <table:table-cell table:style-name="Tabela4.A1" office:value-type="string">
            <text:p text:style-name="P13">Importante</text:p>
          </table:table-cell>
          <table:table-cell table:style-name="Tabela4.A1" office:value-type="string">
            <text:p text:style-name="P5"></text:p>
          </table:table-cell>
          <table:table-cell table:style-name="Tabela4.A1" office:value-type="string">
            <text:p text:style-name="P13">Desejável</text:p>
          </table:table-cell>
        </table:table-row>
      </table:table>
      <text:p text:style-name="Texto_20_Normal"/>
      <text:p text:style-name="P22"><text:span text:style-name="T12">Entradas e pré condições</text:span>: Identificador da tarefa.</text:p>
      <text:p text:style-name="P22"><text:span text:style-name="T12">Saídas e pós condições</text:span>: Mensagem de confirmação de exclução.</text:p>
      <text:p text:style-name="destaque_20_1"><text:bookmark-start text:name="__RefHeading__1234_7626651552"/>Fluxo de eventos principal<text:bookmark-end text:name="__RefHeading__1234_7626651552"/></text:p>
      <text:list xml:id="list37342866" text:continue-list="list37374808" text:style-name="L1">
        <text:list-item>
          <text:list>
            <text:list-item>
              <text:p text:style-name="P32">Usuário abre a tela de Exclução de Atividade;</text:p>
            </text:list-item>
            <text:list-item>
              <text:p text:style-name="P32">Seleciona o registro do tarefa que deseja excluir;</text:p>
            </text:list-item>
            <text:list-item>
              <text:p text:style-name="P32">Confirma exclução;</text:p>
            </text:list-item>
          </text:list>
        </text:list-item>
      </text:list>
      <text:list xml:id="list4185419364319000495" text:style-name="L4">
        <text:list-item>
          <text:list>
            <text:list-item>
              <text:p text:style-name="P35">Dados são deletados <text:s/>da base de dados;</text:p>
            </text:list-item>
          </text:list>
        </text:list-item>
      </text:list>
      <text:p text:style-name="P9"/>
      <text:p text:style-name="P9"/>
      <text:p text:style-name="P4">[RF004] Lista Tarefas</text:p>
      <text:p text:style-name="P22"><text:span text:style-name="T12">Ator</text:span>: Usuário</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B"/>
        <table:table-column table:style-name="Tabela5.G"/>
        <table:table-row table:style-name="Tabela5.1">
          <table:table-cell table:style-name="Tabela5.A1" office:value-type="string">
            <text:p text:style-name="P18"><text:span text:style-name="T12">Prioridade</text:span>:</text:p>
          </table:table-cell>
          <table:table-cell table:style-name="Tabela5.A1" office:value-type="string">
            <text:p text:style-name="P5"></text:p>
          </table:table-cell>
          <table:table-cell table:style-name="Tabela5.A1" office:value-type="string">
            <text:p text:style-name="P13">Essencial</text:p>
          </table:table-cell>
          <table:table-cell table:style-name="Tabela5.A1" office:value-type="string">
            <text:p text:style-name="P5"></text:p>
          </table:table-cell>
          <table:table-cell table:style-name="Tabela5.A1" office:value-type="string">
            <text:p text:style-name="P13">Importante</text:p>
          </table:table-cell>
          <table:table-cell table:style-name="Tabela5.A1" office:value-type="string">
            <text:p text:style-name="P5"></text:p>
          </table:table-cell>
          <table:table-cell table:style-name="Tabela5.A1" office:value-type="string">
            <text:p text:style-name="P13">Desejável</text:p>
          </table:table-cell>
        </table:table-row>
      </table:table>
      <text:p text:style-name="Texto_20_Normal"/>
      <text:p text:style-name="P22"><text:span text:style-name="T12">Entradas e pré condições</text:span>: Alguma informação para filtragem de informação.</text:p>
      <text:p text:style-name="P22"><text:span text:style-name="T12">Saídas e pós condições</text:span>: Lista com as tarefas.</text:p>
      <text:p text:style-name="destaque_20_1">Fluxo de eventos principal</text:p>
      <text:list xml:id="list37346190" text:continue-list="list37342866" text:style-name="L1">
        <text:list-item>
          <text:list>
            <text:list-item>
              <text:p text:style-name="P32"><text:bookmark-start text:name="__RefHeading__1234_76266515521"/>Usuário abre a tela depesquisa;<text:bookmark-end text:name="__RefHeading__1234_76266515521"/></text:p>
            </text:list-item>
            <text:list-item>
              <text:p text:style-name="P32">Ecolhe algum tipo de filtro para a pesquisa;</text:p>
            </text:list-item>
            <text:list-item>
              <text:p text:style-name="P32">Lista é exibida na tela;</text:p>
            </text:list-item>
          </text:list>
        </text:list-item>
      </text:list>
      <text:p text:style-name="Standard"/>
      <text:p text:style-name="Standard"/>
      <text:h text:style-name="P44" text:outline-level="2">Gerenciamento do Grupo de Tarefas</text:h>
      <text:p text:style-name="Texto_20_Normal"/>
      <text:p text:style-name="P21"><text:bookmark-start text:name="__RefHeading__1232_7626651551"/><text:span text:style-name="T16"><text:s/></text:span><text:span text:style-name="T17">[RF001] Cadastrar Grupo</text:span><text:bookmark-end text:name="__RefHeading__1232_7626651551"/></text:p>
      <text:p text:style-name="P22"><text:span text:style-name="T12">Ator</text:span>: Usuário</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B"/>
        <table:table-column table:style-name="Tabela6.G"/>
        <table:table-row table:style-name="Tabela6.1">
          <table:table-cell table:style-name="Tabela6.A1" office:value-type="string">
            <text:p text:style-name="P18"><text:span text:style-name="T12">Prioridade</text:span>:</text:p>
          </table:table-cell>
          <table:table-cell table:style-name="Tabela6.A1" office:value-type="string">
            <text:p text:style-name="P5"></text:p>
          </table:table-cell>
          <table:table-cell table:style-name="Tabela6.A1" office:value-type="string">
            <text:p text:style-name="P13">Essencial</text:p>
          </table:table-cell>
          <table:table-cell table:style-name="Tabela6.A1" office:value-type="string">
            <text:p text:style-name="P5"></text:p>
          </table:table-cell>
          <table:table-cell table:style-name="Tabela6.A1" office:value-type="string">
            <text:p text:style-name="P13">Importante</text:p>
          </table:table-cell>
          <table:table-cell table:style-name="Tabela6.A1" office:value-type="string">
            <text:p text:style-name="P5"></text:p>
          </table:table-cell>
          <table:table-cell table:style-name="Tabela6.A1" office:value-type="string">
            <text:p text:style-name="P13">Desejável</text:p>
          </table:table-cell>
        </table:table-row>
      </table:table>
      <text:p text:style-name="Texto_20_Normal"/>
      <text:p text:style-name="P22"><text:span text:style-name="T12">Entradas e pré condições</text:span>: Nome da tarefa;</text:p>
      <text:p text:style-name="P22"><text:span text:style-name="T12">Saídas e pós condições</text:span>: Mensagem de confirmação de cadastro.</text:p>
      <text:p text:style-name="destaque_20_1"><text:bookmark-start text:name="__RefHeading__1234_7626651553"/>Fluxo de eventos principal<text:bookmark-end text:name="__RefHeading__1234_7626651553"/></text:p>
      <text:list xml:id="list37345746" text:continue-numbering="true" text:style-name="L1">
        <text:list-item>
          <text:list>
            <text:list-item>
              <text:p text:style-name="P32">Usuário abre a tela de cadastro;</text:p>
            </text:list-item>
            <text:list-item>
              <text:p text:style-name="P32">Aplicação verifica dos dados;</text:p>
            </text:list-item>
          </text:list>
        </text:list-item>
      </text:list>
      <text:list xml:id="list3037800690622561448" text:style-name="L5">
        <text:list-item>
          <text:list>
            <text:list-item>
              <text:p text:style-name="P36">Dados são armazenados na base de dados;</text:p>
            </text:list-item>
          </text:list>
        </text:list-item>
      </text:list>
      <text:p text:style-name="Texto_20_Normal"/>
      <text:p text:style-name="Texto_20_Normal"><text:soft-page-break/></text:p>
      <text:p text:style-name="P21"><text:span text:style-name="T16"><text:s/></text:span><text:span text:style-name="T17">[RF002] Editar Grupo</text:span></text:p>
      <text:p text:style-name="P22"><text:span text:style-name="T12">Ator</text:span>: Usuário</text:p>
      <table:table table:name="Tabela7" table:style-name="Tabela7">
        <table:table-column table:style-name="Tabela7.A"/>
        <table:table-column table:style-name="Tabela7.B"/>
        <table:table-column table:style-name="Tabela7.C"/>
        <table:table-column table:style-name="Tabela7.B"/>
        <table:table-column table:style-name="Tabela7.E"/>
        <table:table-column table:style-name="Tabela7.B"/>
        <table:table-column table:style-name="Tabela7.G"/>
        <table:table-row table:style-name="Tabela7.1">
          <table:table-cell table:style-name="Tabela7.A1" office:value-type="string">
            <text:p text:style-name="P18"><text:span text:style-name="T12">Prioridade</text:span>:</text:p>
          </table:table-cell>
          <table:table-cell table:style-name="Tabela7.A1" office:value-type="string">
            <text:p text:style-name="P5"></text:p>
          </table:table-cell>
          <table:table-cell table:style-name="Tabela7.A1" office:value-type="string">
            <text:p text:style-name="P13">Essencial</text:p>
          </table:table-cell>
          <table:table-cell table:style-name="Tabela7.A1" office:value-type="string">
            <text:p text:style-name="P5"></text:p>
          </table:table-cell>
          <table:table-cell table:style-name="Tabela7.A1" office:value-type="string">
            <text:p text:style-name="P13">Importante</text:p>
          </table:table-cell>
          <table:table-cell table:style-name="Tabela7.A1" office:value-type="string">
            <text:p text:style-name="P5"></text:p>
          </table:table-cell>
          <table:table-cell table:style-name="Tabela7.A1" office:value-type="string">
            <text:p text:style-name="P13">Desejável</text:p>
          </table:table-cell>
        </table:table-row>
      </table:table>
      <text:p text:style-name="Texto_20_Normal"/>
      <text:p text:style-name="P22"><text:span text:style-name="T12">Entradas e pré condições</text:span>: Identificador, Nome;</text:p>
      <text:p text:style-name="P22"><text:span text:style-name="T12">Saídas e pós condições</text:span>: Mensagem de confirmação de alteração.</text:p>
      <text:p text:style-name="destaque_20_1"><text:bookmark-start text:name="__RefHeading__1234_76266515511"/>Fluxo de eventos principal<text:bookmark-end text:name="__RefHeading__1234_76266515511"/></text:p>
      <text:list xml:id="list37352406" text:continue-list="list37345746" text:style-name="L1">
        <text:list-item>
          <text:list>
            <text:list-item>
              <text:p text:style-name="P32">Usuário abre a tela de Edição;</text:p>
            </text:list-item>
            <text:list-item>
              <text:p text:style-name="P32">Seleciona o registro grupo que deseja editar;</text:p>
            </text:list-item>
            <text:list-item>
              <text:p text:style-name="P32">Realiza alterações;</text:p>
            </text:list-item>
            <text:list-item>
              <text:p text:style-name="P32">Aplicação verifica dos dados;</text:p>
            </text:list-item>
          </text:list>
        </text:list-item>
      </text:list>
      <text:list xml:id="list259743642508015977" text:style-name="L6">
        <text:list-item>
          <text:list>
            <text:list-item>
              <text:p text:style-name="P37">Dados são atualizados na base de dados;</text:p>
            </text:list-item>
          </text:list>
        </text:list-item>
      </text:list>
      <text:p text:style-name="P9"/>
      <text:p text:style-name="P9"/>
      <text:p text:style-name="P21"><text:span text:style-name="T16"><text:s/></text:span><text:span text:style-name="T17">[RF003] Excluir Grupo</text:span></text:p>
      <text:p text:style-name="P22"><text:span text:style-name="T12">Ator</text:span>: Usuário</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B"/>
        <table:table-column table:style-name="Tabela8.G"/>
        <table:table-row table:style-name="Tabela8.1">
          <table:table-cell table:style-name="Tabela8.A1" office:value-type="string">
            <text:p text:style-name="P18"><text:span text:style-name="T12">Prioridade</text:span>:</text:p>
          </table:table-cell>
          <table:table-cell table:style-name="Tabela8.A1" office:value-type="string">
            <text:p text:style-name="P5"></text:p>
          </table:table-cell>
          <table:table-cell table:style-name="Tabela8.A1" office:value-type="string">
            <text:p text:style-name="P13">Essencial</text:p>
          </table:table-cell>
          <table:table-cell table:style-name="Tabela8.A1" office:value-type="string">
            <text:p text:style-name="P5"></text:p>
          </table:table-cell>
          <table:table-cell table:style-name="Tabela8.A1" office:value-type="string">
            <text:p text:style-name="P13">Importante</text:p>
          </table:table-cell>
          <table:table-cell table:style-name="Tabela8.A1" office:value-type="string">
            <text:p text:style-name="P5"></text:p>
          </table:table-cell>
          <table:table-cell table:style-name="Tabela8.A1" office:value-type="string">
            <text:p text:style-name="P13">Desejável</text:p>
          </table:table-cell>
        </table:table-row>
      </table:table>
      <text:p text:style-name="Texto_20_Normal"/>
      <text:p text:style-name="P22"><text:span text:style-name="T12">Entradas e pré condições</text:span>: Identificador do Grupo.</text:p>
      <text:p text:style-name="P22"><text:span text:style-name="T12">Saídas e pós condições</text:span>: Mensagem de confirmação de exclução.</text:p>
      <text:p text:style-name="destaque_20_1"><text:bookmark-start text:name="__RefHeading__1234_76266515522"/>Fluxo de eventos principal<text:bookmark-end text:name="__RefHeading__1234_76266515522"/></text:p>
      <text:list xml:id="list37362197" text:continue-list="list37352406" text:style-name="L1">
        <text:list-item>
          <text:list>
            <text:list-item>
              <text:p text:style-name="P32">Usuário abre a tela de Exclução de Grupo;</text:p>
            </text:list-item>
            <text:list-item>
              <text:p text:style-name="P32">Seleciona o registro do grupo que deseja excluir;</text:p>
            </text:list-item>
            <text:list-item>
              <text:p text:style-name="P32">Confirma exclução;</text:p>
            </text:list-item>
          </text:list>
        </text:list-item>
      </text:list>
      <text:list xml:id="list410819272976600607" text:style-name="L7">
        <text:list-item>
          <text:list>
            <text:list-item>
              <text:p text:style-name="P38">Dados são deletados <text:s/>da base de dados;</text:p>
            </text:list-item>
          </text:list>
        </text:list-item>
      </text:list>
      <text:p text:style-name="P9"/>
      <text:p text:style-name="P9"/>
      <text:p text:style-name="P4">[RF004] Lista Grupos</text:p>
      <text:p text:style-name="P22"><text:span text:style-name="T12">Ator</text:span>: Usuário</text:p>
      <table:table table:name="Tabela9" table:style-name="Tabela9">
        <table:table-column table:style-name="Tabela9.A"/>
        <table:table-column table:style-name="Tabela9.B"/>
        <table:table-column table:style-name="Tabela9.C"/>
        <table:table-column table:style-name="Tabela9.B"/>
        <table:table-column table:style-name="Tabela9.E"/>
        <table:table-column table:style-name="Tabela9.B"/>
        <table:table-column table:style-name="Tabela9.G"/>
        <table:table-row table:style-name="Tabela9.1">
          <table:table-cell table:style-name="Tabela9.A1" office:value-type="string">
            <text:p text:style-name="P18"><text:span text:style-name="T12">Prioridade</text:span>:</text:p>
          </table:table-cell>
          <table:table-cell table:style-name="Tabela9.A1" office:value-type="string">
            <text:p text:style-name="P54"></text:p>
          </table:table-cell>
          <table:table-cell table:style-name="Tabela9.A1" office:value-type="string">
            <text:p text:style-name="P13">Essencial</text:p>
          </table:table-cell>
          <table:table-cell table:style-name="Tabela9.A1" office:value-type="string">
            <text:p text:style-name="P5"></text:p>
          </table:table-cell>
          <table:table-cell table:style-name="Tabela9.A1" office:value-type="string">
            <text:p text:style-name="P13">Importante</text:p>
          </table:table-cell>
          <table:table-cell table:style-name="Tabela9.A1" office:value-type="string">
            <text:p text:style-name="P5"></text:p>
          </table:table-cell>
          <table:table-cell table:style-name="Tabela9.A1" office:value-type="string">
            <text:p text:style-name="P13">Desejável</text:p>
          </table:table-cell>
        </table:table-row>
      </table:table>
      <text:p text:style-name="Texto_20_Normal"/>
      <text:p text:style-name="P22"><text:span text:style-name="T12">Entradas e pré condições</text:span>: Alguma informação para filtragem de informação.</text:p>
      <text:p text:style-name="P22"><text:span text:style-name="T12">Saídas e pós condições</text:span>: Lista com os Grupos.</text:p>
      <text:p text:style-name="destaque_20_1">Fluxo de eventos principal</text:p>
      <text:list xml:id="list37352047" text:continue-list="list37362197" text:style-name="L1">
        <text:list-item>
          <text:list>
            <text:list-item>
              <text:p text:style-name="P32"><text:bookmark-start text:name="__RefHeading__1234_762665155211"/>Usuário abre a tela de pesquisa;<text:bookmark-end text:name="__RefHeading__1234_762665155211"/></text:p>
            </text:list-item>
            <text:list-item>
              <text:p text:style-name="P32"><text:soft-page-break/>Ecolhe algum tipo de filtro para a pesquisa;</text:p>
            </text:list-item>
            <text:list-item>
              <text:p text:style-name="P32">Lista é exibida na tela;</text:p>
              <text:p text:style-name="P39"><text:bookmark-start text:name="__RefHeading__1242_762665155"/><text:bookmark-end text:name="__RefHeading__1242_762665155"/></text:p>
            </text:list-item>
          </text:list>
        </text:list-item>
      </text:list>
      <text:p text:style-name="P53"><text:span text:style-name="T4">Capítulo</text:span><text:span text:style-name="T5"> 3</text:span></text:p>
      <text:h text:style-name="P42" text:outline-level="1"><text:bookmark-start text:name="__RefHeading__1244_762665155"/>Requisitos não funcionais<text:bookmark-end text:name="__RefHeading__1244_762665155"/></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12">Caso(s) de uso associado(s):</text:span>” para identificar o(s) caso(s) de uso correspondente(s). Se for um requisito não funcional do sistema como um todo, esse campo não precisa ser utilizado.&gt;</text:p>
      <text:h text:style-name="P45" text:outline-level="2"><text:bookmark-start text:name="__RefHeading__1246_762665155"/>Usabilidade<text:bookmark-end text:name="__RefHeading__1246_762665155"/></text:h>
      <text:p text:style-name="Texto_20_Normal">Esta seção descreve os requisitos não funcionais associados à facilidade de uso da interface com o usuário, material de treinamento e documentação do sistema.</text:p>
      <text:p text:style-name="P21"><text:bookmark-start text:name="__RefHeading__1248_762665155"/>[NF001] Tempo de aprendisagem.<text:bookmark-end text:name="__RefHeading__1248_762665155"/></text:p>
      <text:p text:style-name="Texto_20_Normal">O usuário não pode demorar mais do que uma hora para aprender a usar o aplicativo.</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17"><text:span text:style-name="T12">Prioridade</text:span>:</text:p>
          </table:table-cell>
          <table:table-cell table:style-name="Tabela2.A1" office:value-type="string">
            <text:p text:style-name="P5"></text:p>
          </table:table-cell>
          <table:table-cell table:style-name="Tabela2.A1" office:value-type="string">
            <text:p text:style-name="P12">Essencial</text:p>
          </table:table-cell>
          <table:table-cell table:style-name="Tabela2.A1" office:value-type="string">
            <text:p text:style-name="P5"></text:p>
          </table:table-cell>
          <table:table-cell table:style-name="Tabela2.A1" office:value-type="string">
            <text:p text:style-name="P12">Importante</text:p>
          </table:table-cell>
          <table:table-cell table:style-name="Tabela2.A1" office:value-type="string">
            <text:p text:style-name="P5"></text:p>
          </table:table-cell>
          <table:table-cell table:style-name="Tabela2.A1" office:value-type="string">
            <text:p text:style-name="P12">Desejável</text:p>
          </table:table-cell>
        </table:table-row>
      </table:table>
      <text:p text:style-name="P9"/>
      <text:h text:style-name="P45" text:outline-level="2"><text:bookmark-start text:name="__RefHeading__1252_762665155"/>Confiabilidade<text:bookmark-end text:name="__RefHeading__1252_762665155"/></text:h>
      <text:p text:style-name="Texto_20_Normal"/>
      <text:p text:style-name="P21"><text:bookmark-start text:name="__RefHeading__1254_762665155"/>[NF001] Veracidade das informações<text:bookmark-end text:name="__RefHeading__1254_762665155"/></text:p>
      <text:p text:style-name="P21"><text:tab/>As informações de prazo não podem estar erradas. <text:s/></text:p>
      <text:p text:style-name="Standard"/>
      <table:table table:name="Tabela11" table:style-name="Tabela11">
        <table:table-column table:style-name="Tabela11.A"/>
        <table:table-column table:style-name="Tabela11.B"/>
        <table:table-column table:style-name="Tabela11.C"/>
        <table:table-column table:style-name="Tabela11.B"/>
        <table:table-column table:style-name="Tabela11.E"/>
        <table:table-column table:style-name="Tabela11.B"/>
        <table:table-column table:style-name="Tabela11.G"/>
        <table:table-row table:style-name="Tabela11.1">
          <table:table-cell table:style-name="Tabela11.A1" office:value-type="string">
            <text:p text:style-name="P17"><text:span text:style-name="T12">Prioridade</text:span>:</text:p>
          </table:table-cell>
          <table:table-cell table:style-name="Tabela11.A1" office:value-type="string">
            <text:p text:style-name="P5"></text:p>
          </table:table-cell>
          <table:table-cell table:style-name="Tabela11.A1" office:value-type="string">
            <text:p text:style-name="P12">Essencial</text:p>
          </table:table-cell>
          <table:table-cell table:style-name="Tabela11.A1" office:value-type="string">
            <text:p text:style-name="P5"></text:p>
          </table:table-cell>
          <table:table-cell table:style-name="Tabela11.A1" office:value-type="string">
            <text:p text:style-name="P12">Importante</text:p>
          </table:table-cell>
          <table:table-cell table:style-name="Tabela11.A1" office:value-type="string">
            <text:p text:style-name="P5"></text:p>
          </table:table-cell>
          <table:table-cell table:style-name="Tabela11.A1" office:value-type="string">
            <text:p text:style-name="P12">Desejável</text:p>
          </table:table-cell>
        </table:table-row>
      </table:table>
      <text:p text:style-name="P56"/>
      <text:p text:style-name="Texto_20_Normal">&lt;Utilize os mesmos campos mostrados na seção 4.1 para descrever este e os demais requisitos não funcionais de confiabilidade.&gt;</text:p>
      <text:h text:style-name="P45" text:outline-level="2"><text:bookmark-start text:name="__RefHeading__1256_762665155"/>Desempenho<text:bookmark-end text:name="__RefHeading__1256_762665155"/></text:h>
      <text:p text:style-name="Texto_20_Normal">Esta seção descreve os requisitos não funcionais associados à eficiência, uso de recursos e tempo de resposta do sistema.</text:p>
      <text:p text:style-name="P21"><text:bookmark-start text:name="__RefHeading__1258_762665155"/><text:soft-page-break/>[NF…] &lt;Nome do requisito&gt;<text:bookmark-end text:name="__RefHeading__1258_762665155"/></text:p>
      <text:p text:style-name="P40"><text:tab/></text:p>
      <table:table table:name="Tabela10" table:style-name="Tabela10">
        <table:table-column table:style-name="Tabela10.A"/>
        <table:table-column table:style-name="Tabela10.B"/>
        <table:table-column table:style-name="Tabela10.C"/>
        <table:table-column table:style-name="Tabela10.B"/>
        <table:table-column table:style-name="Tabela10.E"/>
        <table:table-column table:style-name="Tabela10.B"/>
        <table:table-column table:style-name="Tabela10.G"/>
        <table:table-row table:style-name="Tabela10.1">
          <table:table-cell table:style-name="Tabela10.A1" office:value-type="string">
            <text:p text:style-name="P17"><text:span text:style-name="T12">Prioridade</text:span>:</text:p>
          </table:table-cell>
          <table:table-cell table:style-name="Tabela10.A1" office:value-type="string">
            <text:p text:style-name="P5"></text:p>
          </table:table-cell>
          <table:table-cell table:style-name="Tabela10.A1" office:value-type="string">
            <text:p text:style-name="P12">Essencial</text:p>
          </table:table-cell>
          <table:table-cell table:style-name="Tabela10.A1" office:value-type="string">
            <text:p text:style-name="P5"></text:p>
          </table:table-cell>
          <table:table-cell table:style-name="Tabela10.A1" office:value-type="string">
            <text:p text:style-name="P12">Importante</text:p>
          </table:table-cell>
          <table:table-cell table:style-name="Tabela10.A1" office:value-type="string">
            <text:p text:style-name="P5"></text:p>
          </table:table-cell>
          <table:table-cell table:style-name="Tabela10.A1" office:value-type="string">
            <text:p text:style-name="P12">Desejável</text:p>
          </table:table-cell>
        </table:table-row>
      </table:table>
      <text:p text:style-name="P40"/>
      <text:p text:style-name="Texto_20_Normal">&lt;Utilize os mesmos campos mostrados na seção 4.1 para descrever este e os demais requisitos não funcionais de desempenho.&gt;</text:p>
      <text:h text:style-name="P45" text:outline-level="2"><text:bookmark-start text:name="__RefHeading__1260_762665155"/>Segurança<text:bookmark-end text:name="__RefHeading__1260_762665155"/></text:h>
      <text:p text:style-name="Texto_20_Normal">Esta seção descreve os requisitos não funcionais associados à integridade, privacidade e autenticidade dos dados do sistema. </text:p>
      <text:p text:style-name="P21"><text:bookmark-start text:name="__RefHeading__1262_762665155"/>[NF…] &lt;Nome do requisito&gt;<text:bookmark-end text:name="__RefHeading__1262_762665155"/></text:p>
      <text:p text:style-name="Texto_20_Normal">&lt;Utilize os mesmos campos mostrados na seção 4.1 para descrever este e os demais requisitos não funcionais de segurança.&gt;</text:p>
      <text:h text:style-name="P45" text:outline-level="2"><text:bookmark-start text:name="__RefHeading__1264_762665155"/>Distribuição<text:bookmark-end text:name="__RefHeading__1264_762665155"/></text:h>
      <text:p text:style-name="Texto_20_Normal">Esta seção descreve os requisitos não funcionais associados à distribuição da versão executável do sistema.</text:p>
      <text:p text:style-name="P21"><text:bookmark-start text:name="__RefHeading__1266_762665155"/>[NF…] &lt;Nome do requisito&gt;<text:bookmark-end text:name="__RefHeading__1266_762665155"/></text:p>
      <text:p text:style-name="Texto_20_Normal">&lt;Utilize os mesmos campos mostrados na seção 4.1 para descrever este e os demais requisitos não funcionais de distribuição.&gt;</text:p>
      <text:h text:style-name="P45" text:outline-level="2"><text:bookmark-start text:name="__RefHeading__1268_762665155"/>Padrões<text:bookmark-end text:name="__RefHeading__1268_762665155"/></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21"><text:bookmark-start text:name="__RefHeading__1270_762665155"/>[NF…] &lt;Nome do requisito&gt;<text:bookmark-end text:name="__RefHeading__1270_762665155"/></text:p>
      <text:p text:style-name="Texto_20_Normal">&lt;Utilize os mesmos campos mostrados na seção 4.1 para descrever este e os demais requisitos não funcionais de adequação a padrões.&gt;</text:p>
      <text:h text:style-name="P45" text:outline-level="2"><text:bookmark-start text:name="__RefHeading__1272_762665155"/>Hardware e software<text:bookmark-end text:name="__RefHeading__1272_762665155"/></text:h>
      <text:p text:style-name="Texto_20_Normal"><text:bookmark-start text:name="_Ref471381570"/>Esta seção descreve os requisitos não funcionais associados ao hardware e software usados para desenvolver ou para executar o sistema. </text:p>
      <text:p text:style-name="P21"><text:bookmark-start text:name="__RefHeading__1274_762665155"/>[NF…] &lt;Nome do requisito&gt;<text:bookmark-end text:name="__RefHeading__1274_762665155"/></text:p>
      <text:p text:style-name="P40"/>
      <text:p text:style-name="Texto_20_Normal">&lt;Utilize os mesmos campos mostrados na seção 4.1 para descrever este e os demais requisitos não funcionais de hardware e software.&gt;</text:p>
      <text:p text:style-name="P52"><text:span text:style-name="T4">Capítulo</text:span><text:span text:style-name="T5"> 4</text:span></text:p>
      <text:h text:style-name="P42" text:outline-level="1"><text:bookmark-start text:name="__RefHeading__1276_762665155"/>&lt;Opcional&gt; Descrição da interface<text:bookmark-end text:name="_Ref471381570"/> com o usuário<text:bookmark-end text:name="__RefHeading__1276_762665155"/></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45" text:outline-level="2"><text:bookmark-start text:name="__RefHeading__1278_762665155"/>&lt;Identificador de uma interface&gt;<text:bookmark-end text:name="__RefHeading__1278_762665155"/></text:h>
      <text:p text:style-name="Texto_20_Normal">&lt;Descreva a interface em questão, através de figuras, diagramas e/ou texto. </text:p>
      <text:h text:style-name="P48" text:outline-level="3"><text:bookmark-start text:name="__RefHeading__1280_762665155"/>&lt;Opcional&gt; Críticas da interface<text:bookmark-end text:name="__RefHeading__1280_762665155"/></text:h>
      <text:p text:style-name="Texto_20_Normal">&lt;Você pode fazer aqui a descrição de críticas simples de interface, como o tamanho e máscara de campos, simplificando assim a descrição dos fluxos de exceção.&gt;</text:p>
      <text:h text:style-name="P45" text:outline-level="2"><text:bookmark-start text:name="__RefHeading__1282_762665155"/>&lt;Identificador de outra interface&gt;<text:bookmark-end text:name="__RefHeading__1282_762665155"/></text:h>
      <text:p text:style-name="Texto_20_Normal">&lt;Prossiga no detalhamento das interfaces do sistema, descrevendo todas que for necessário, cada uma em uma subseção.&gt;</text:p>
      <text:h text:style-name="P46" text:outline-level="2"><text:bookmark-start text:name="__RefHeading__1284_762665155"/>…<text:bookmark-end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margin-top="0cm" fo:margin-bottom="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date>2016-09-06T17:18:11.87</dc:date>
    <meta:print-date>1997-08-08T08:22:00</meta:print-date>
    <meta:editing-cycles>43</meta:editing-cycles>
    <meta:generator>OpenOffice/4.1.0$Win32 OpenOffice.org_project/410m18$Build-9764</meta:generator>
    <meta:editing-duration>PT2H17M27S</meta:editing-duration>
    <meta:document-statistic meta:table-count="11" meta:image-count="0" meta:object-count="0" meta:page-count="17" meta:paragraph-count="284" meta:word-count="1993" meta:character-count="12769"/>
    <meta:user-defined meta:name="KSOProductBuildVer">1046-10.1.0.5671</meta:user-defined>
    <meta:user-defined meta:name="Versão">Versão 1.0</meta:user-defined>
  </office:meta>
</office:document-meta>
</file>